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ff0000" fo:font-size="16pt" style:font-size-asian="16pt" style:font-size-complex="16pt"/>
    </style:style>
    <style:style style:name="P3" style:family="paragraph" style:parent-style-name="Standard">
      <style:text-properties fo:color="#ff3333" fo:font-size="15pt" style:font-size-asian="15pt" style:font-size-complex="15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color="#ff0000" fo:font-size="16pt" style:font-size-asian="16pt" style:font-size-complex="16pt"/>
    </style:style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ess Report : Week <text:span text:style-name="T1">1</text:span></text:p>
      <text:p text:style-name="P1">Team:　<text:span text:style-name="T1">Team_temp</text:span></text:p>
      <text:p text:style-name="P1"/>
      <text:p text:style-name="P2"/>
      <text:p text:style-name="P2"/>
      <text:p text:style-name="P4">s1250074 管勇太</text:p>
      <text:p text:style-name="P4">小課題1の交差判定の関数, 点と線分の構造体</text:p>
      <text:p text:style-name="P4"/>
      <text:p text:style-name="P4">s1250248 矢部和紀</text:p>
      <text:p text:style-name="P4">小課題1の入力, 出力</text:p>
      <text:p text:style-name="P4"/>
      <text:p text:style-name="P4">〜反省〜</text:p>
      <text:p text:style-name="P4">進みが遅いので, 授業の合間に実装を進め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ShanHeiSun Un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4-18T09:53:38</meta:creation-date>
    <dc:date>2019-04-17T12:33:02</dc:date>
    <meta:editing-duration>PT30M9S</meta:editing-duration>
    <meta:editing-cycles>2</meta:editing-cycles>
    <meta:generator>OpenOffice.org/3.3$Solaris_x86 OpenOffice.org_project/330m20$Build-9567</meta:generator>
    <meta:document-statistic meta:table-count="0" meta:image-count="0" meta:object-count="0" meta:page-count="1" meta:paragraph-count="8" meta:word-count="63" meta:character-count="123"/>
  </office:meta>
</office:document-meta>
</file>